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1b1304" officeooo:paragraph-rsid="001b1304"/>
    </style:style>
    <style:style style:name="P2" style:family="paragraph" style:parent-style-name="Standard">
      <style:paragraph-properties fo:line-height="150%" fo:text-align="justify" style:justify-single-word="false"/>
      <style:text-properties officeooo:rsid="001b1304" officeooo:paragraph-rsid="008b5259"/>
    </style:style>
    <style:style style:name="P3" style:family="paragraph" style:parent-style-name="Standard">
      <style:paragraph-properties fo:line-height="150%" fo:text-align="justify" style:justify-single-word="false"/>
      <style:text-properties officeooo:rsid="001b4bf8" officeooo:paragraph-rsid="001d2ad2"/>
    </style:style>
    <style:style style:name="P4" style:family="paragraph" style:parent-style-name="Standard">
      <style:paragraph-properties fo:line-height="150%" fo:text-align="justify" style:justify-single-word="false"/>
      <style:text-properties officeooo:rsid="001b4bf8" officeooo:paragraph-rsid="001b4bf8"/>
    </style:style>
    <style:style style:name="P5" style:family="paragraph" style:parent-style-name="Standard">
      <style:paragraph-properties fo:line-height="150%" fo:text-align="justify" style:justify-single-word="false"/>
      <style:text-properties officeooo:rsid="001d2ad2" officeooo:paragraph-rsid="001d2ad2"/>
    </style:style>
    <style:style style:name="P6" style:family="paragraph" style:parent-style-name="Standard">
      <style:paragraph-properties fo:line-height="150%" fo:text-align="justify" style:justify-single-word="false"/>
      <style:text-properties officeooo:rsid="001f2322" officeooo:paragraph-rsid="001f2322"/>
    </style:style>
    <style:style style:name="P7" style:family="paragraph" style:parent-style-name="Standard">
      <style:paragraph-properties fo:line-height="150%" fo:text-align="justify" style:justify-single-word="false"/>
      <style:text-properties officeooo:rsid="00208c54" officeooo:paragraph-rsid="00208c54"/>
    </style:style>
    <style:style style:name="P8" style:family="paragraph" style:parent-style-name="Standard">
      <style:paragraph-properties fo:line-height="150%" fo:text-align="justify" style:justify-single-word="false"/>
      <style:text-properties officeooo:rsid="00219638" officeooo:paragraph-rsid="00219638"/>
    </style:style>
    <style:style style:name="P9" style:family="paragraph" style:parent-style-name="Standard">
      <style:paragraph-properties fo:line-height="150%" fo:text-align="justify" style:justify-single-word="false"/>
      <style:text-properties fo:font-weight="bold" officeooo:rsid="001d2ad2" officeooo:paragraph-rsid="001d2ad2" style:font-weight-asian="bold" style:font-weight-complex="bold"/>
    </style:style>
    <style:style style:name="P10" style:family="paragraph" style:parent-style-name="Standard">
      <style:paragraph-properties fo:line-height="150%" fo:text-align="justify" style:justify-single-word="false"/>
      <style:text-properties fo:font-weight="bold" officeooo:rsid="002063e7" officeooo:paragraph-rsid="002063e7" style:font-weight-asian="bold" style:font-weight-complex="bold"/>
    </style:style>
    <style:style style:name="P11" style:family="paragraph" style:parent-style-name="Standard">
      <style:paragraph-properties fo:line-height="150%" fo:text-align="justify" style:justify-single-word="false"/>
      <style:text-properties fo:font-weight="bold" officeooo:rsid="0024b6ac" officeooo:paragraph-rsid="0024b6ac" style:font-weight-asian="bold" style:font-weight-complex="bold"/>
    </style:style>
    <style:style style:name="P12" style:family="paragraph" style:parent-style-name="Standard">
      <style:paragraph-properties fo:line-height="150%" fo:text-align="justify" style:justify-single-word="false"/>
      <style:text-properties fo:font-weight="bold" officeooo:rsid="00395178" officeooo:paragraph-rsid="00395178" style:font-weight-asian="bold" style:font-weight-complex="bold"/>
    </style:style>
    <style:style style:name="P13" style:family="paragraph" style:parent-style-name="Standard">
      <style:paragraph-properties fo:line-height="150%" fo:text-align="justify" style:justify-single-word="false"/>
      <style:text-properties fo:font-weight="bold" officeooo:rsid="00b5b9bd" officeooo:paragraph-rsid="00b5b9bd" style:font-weight-asian="bold" style:font-weight-complex="bold"/>
    </style:style>
    <style:style style:name="P14" style:family="paragraph" style:parent-style-name="Standard">
      <style:paragraph-properties fo:line-height="150%" fo:text-align="justify" style:justify-single-word="false"/>
      <style:text-properties officeooo:rsid="0026c99c" officeooo:paragraph-rsid="0027b6f4"/>
    </style:style>
    <style:style style:name="P15" style:family="paragraph" style:parent-style-name="Standard">
      <style:paragraph-properties fo:line-height="150%" fo:text-align="justify" style:justify-single-word="false"/>
      <style:text-properties officeooo:rsid="0026c99c" officeooo:paragraph-rsid="007d0462"/>
    </style:style>
    <style:style style:name="P16" style:family="paragraph" style:parent-style-name="Standard">
      <style:paragraph-properties fo:line-height="150%" fo:text-align="justify" style:justify-single-word="false"/>
      <style:text-properties officeooo:rsid="0026c99c" officeooo:paragraph-rsid="0089ae36"/>
    </style:style>
    <style:style style:name="P17" style:family="paragraph" style:parent-style-name="Standard">
      <style:paragraph-properties fo:line-height="150%" fo:text-align="justify" style:justify-single-word="false"/>
      <style:text-properties fo:font-size="14pt" fo:font-weight="bold" officeooo:rsid="001b1304" officeooo:paragraph-rsid="001b1304" style:font-size-asian="14pt" style:font-weight-asian="bold" style:font-size-complex="14pt" style:font-weight-complex="bold"/>
    </style:style>
    <style:style style:name="P18" style:family="paragraph" style:parent-style-name="Standard">
      <style:paragraph-properties fo:line-height="150%" fo:text-align="justify" style:justify-single-word="false"/>
      <style:text-properties fo:font-size="14pt" fo:font-weight="bold" officeooo:rsid="001b4bf8" officeooo:paragraph-rsid="001b4bf8" style:font-size-asian="14pt" style:font-weight-asian="bold" style:font-size-complex="14pt" style:font-weight-complex="bold"/>
    </style:style>
    <style:style style:name="P19" style:family="paragraph" style:parent-style-name="Standard">
      <style:paragraph-properties fo:line-height="150%" fo:text-align="justify" style:justify-single-word="false"/>
      <style:text-properties fo:font-size="14pt" fo:font-weight="bold" officeooo:rsid="001f2322" officeooo:paragraph-rsid="001f2322" style:font-size-asian="14pt" style:font-weight-asian="bold" style:font-size-complex="14pt" style:font-weight-complex="bold"/>
    </style:style>
    <style:style style:name="P20" style:family="paragraph" style:parent-style-name="Standard">
      <style:paragraph-properties fo:line-height="150%" fo:text-align="justify" style:justify-single-word="false"/>
      <style:text-properties fo:font-size="14pt" fo:font-weight="bold" officeooo:rsid="0066798b" officeooo:paragraph-rsid="0072501b" style:font-size-asian="14pt" style:font-weight-asian="bold" style:font-size-complex="14pt" style:font-weight-complex="bold"/>
    </style:style>
    <style:style style:name="P21" style:family="paragraph" style:parent-style-name="Standard">
      <style:paragraph-properties fo:line-height="150%" fo:text-align="justify" style:justify-single-word="false"/>
      <style:text-properties fo:font-size="14pt" fo:font-weight="bold" officeooo:rsid="00805264" officeooo:paragraph-rsid="00805264" style:font-size-asian="14pt" style:font-weight-asian="bold" style:font-size-complex="14pt" style:font-weight-complex="bold"/>
    </style:style>
    <style:style style:name="P22" style:family="paragraph" style:parent-style-name="Standard">
      <style:paragraph-properties fo:line-height="150%" fo:text-align="justify" style:justify-single-word="false"/>
      <style:text-properties fo:font-size="12pt" fo:font-weight="normal" officeooo:rsid="005290c0" officeooo:paragraph-rsid="005290c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fo:font-size="12pt" fo:font-weight="normal" officeooo:rsid="00a655c6" officeooo:paragraph-rsid="00a97483"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fo:font-size="12pt" fo:font-weight="bold" officeooo:rsid="005290c0" officeooo:paragraph-rsid="005290c0" style:font-size-asian="12pt" style:font-weight-asian="bold" style:font-size-complex="12pt" style:font-weight-complex="bold"/>
    </style:style>
    <style:style style:name="P25" style:family="paragraph" style:parent-style-name="Standard">
      <style:paragraph-properties fo:line-height="150%" fo:text-align="justify" style:justify-single-word="false"/>
      <style:text-properties fo:font-size="12pt" fo:font-weight="bold" officeooo:rsid="0056ebec" officeooo:paragraph-rsid="0058679e" style:font-size-asian="12pt" style:font-weight-asian="bold" style:font-size-complex="12pt" style:font-weight-complex="bold"/>
    </style:style>
    <style:style style:name="P26" style:family="paragraph" style:parent-style-name="Standard">
      <style:paragraph-properties fo:line-height="150%" fo:text-align="justify" style:justify-single-word="false"/>
      <style:text-properties fo:font-size="12pt" fo:font-weight="bold" officeooo:rsid="00328b7e" officeooo:paragraph-rsid="0058679e" style:font-size-asian="10.5pt" style:font-weight-asian="bold" style:font-size-complex="12pt" style:font-weight-complex="bold"/>
    </style:style>
    <style:style style:name="P27" style:family="paragraph" style:parent-style-name="Standard">
      <style:paragraph-properties fo:line-height="150%" fo:text-align="justify" style:justify-single-word="false"/>
      <style:text-properties officeooo:rsid="00404bfb" officeooo:paragraph-rsid="00404bfb"/>
    </style:style>
    <style:style style:name="P28" style:family="paragraph" style:parent-style-name="Standard">
      <style:paragraph-properties fo:line-height="150%" fo:text-align="justify" style:justify-single-word="false"/>
      <style:text-properties fo:font-weight="normal" officeooo:rsid="0027b6f4" officeooo:paragraph-rsid="0027b6f4" style:font-weight-asian="normal" style:font-weight-complex="normal"/>
    </style:style>
    <style:style style:name="P29" style:family="paragraph" style:parent-style-name="Standard">
      <style:paragraph-properties fo:line-height="150%" fo:text-align="justify" style:justify-single-word="false"/>
      <style:text-properties fo:font-weight="normal" officeooo:rsid="008b5259" officeooo:paragraph-rsid="00b0f552" style:font-weight-asian="normal" style:font-weight-complex="normal"/>
    </style:style>
    <style:style style:name="P30" style:family="paragraph" style:parent-style-name="Standard">
      <style:paragraph-properties fo:line-height="150%" fo:text-align="justify" style:justify-single-word="false"/>
      <style:text-properties fo:font-weight="normal" officeooo:rsid="006a4455" officeooo:paragraph-rsid="00b5b9bd" style:font-weight-asian="normal" style:font-weight-complex="normal"/>
    </style:style>
    <style:style style:name="P31" style:family="paragraph" style:parent-style-name="Standard">
      <style:paragraph-properties fo:line-height="150%" fo:text-align="justify" style:justify-single-word="false"/>
      <style:text-properties fo:font-weight="normal" officeooo:rsid="006a4455" officeooo:paragraph-rsid="00b71b62" style:font-weight-asian="normal" style:font-weight-complex="normal"/>
    </style:style>
    <style:style style:name="P32" style:family="paragraph" style:parent-style-name="Standard">
      <style:paragraph-properties fo:line-height="150%" fo:text-align="justify" style:justify-single-word="false"/>
      <style:text-properties officeooo:rsid="00629893" officeooo:paragraph-rsid="00629893"/>
    </style:style>
    <style:style style:name="P33" style:family="paragraph" style:parent-style-name="Standard">
      <style:paragraph-properties fo:line-height="150%" fo:text-align="justify" style:justify-single-word="false"/>
      <style:text-properties officeooo:rsid="0066798b" officeooo:paragraph-rsid="0066798b"/>
    </style:style>
    <style:style style:name="P34" style:family="paragraph" style:parent-style-name="Standard">
      <style:paragraph-properties fo:line-height="150%" fo:text-align="justify" style:justify-single-word="false"/>
      <style:text-properties officeooo:rsid="0066798b" officeooo:paragraph-rsid="0072501b"/>
    </style:style>
    <style:style style:name="P35" style:family="paragraph" style:parent-style-name="Standard">
      <style:paragraph-properties fo:line-height="150%" fo:text-align="justify" style:justify-single-word="false"/>
      <style:text-properties officeooo:rsid="006a4455" officeooo:paragraph-rsid="0072501b"/>
    </style:style>
    <style:style style:name="P36" style:family="paragraph" style:parent-style-name="Standard">
      <style:paragraph-properties fo:line-height="150%" fo:text-align="justify" style:justify-single-word="false"/>
      <style:text-properties officeooo:rsid="006ac50e" officeooo:paragraph-rsid="0072501b"/>
    </style:style>
    <style:style style:name="P37" style:family="paragraph" style:parent-style-name="Standard">
      <style:paragraph-properties fo:line-height="150%" fo:text-align="justify" style:justify-single-word="false"/>
      <style:text-properties officeooo:rsid="0066dfa5" officeooo:paragraph-rsid="0072501b"/>
    </style:style>
    <style:style style:name="P38" style:family="paragraph" style:parent-style-name="Standard">
      <style:paragraph-properties fo:line-height="150%" fo:text-align="justify" style:justify-single-word="false"/>
      <style:text-properties officeooo:rsid="00846997" officeooo:paragraph-rsid="00846997"/>
    </style:style>
    <style:style style:name="P39" style:family="paragraph" style:parent-style-name="Standard">
      <style:paragraph-properties fo:line-height="150%" fo:text-align="justify" style:justify-single-word="false"/>
      <style:text-properties officeooo:rsid="00328b7e" officeooo:paragraph-rsid="00328b7e"/>
    </style:style>
    <style:style style:name="P40" style:family="paragraph" style:parent-style-name="Standard" style:list-style-name="L1">
      <style:paragraph-properties fo:line-height="150%" fo:text-align="justify" style:justify-single-word="false"/>
      <style:text-properties officeooo:rsid="00235013" officeooo:paragraph-rsid="002063e7"/>
    </style:style>
    <style:style style:name="P41" style:family="paragraph" style:parent-style-name="Standard" style:list-style-name="L1">
      <style:paragraph-properties fo:line-height="150%" fo:text-align="justify" style:justify-single-word="false"/>
      <style:text-properties officeooo:rsid="005bf78b" officeooo:paragraph-rsid="00748548"/>
    </style:style>
    <style:style style:name="P42" style:family="paragraph" style:parent-style-name="Standard" style:list-style-name="L1">
      <style:paragraph-properties fo:line-height="150%" fo:text-align="justify" style:justify-single-word="false"/>
      <style:text-properties officeooo:rsid="005f1464" officeooo:paragraph-rsid="00748548"/>
    </style:style>
    <style:style style:name="P43" style:family="paragraph" style:parent-style-name="Standard" style:list-style-name="L1">
      <style:paragraph-properties fo:line-height="150%" fo:text-align="justify" style:justify-single-word="false"/>
      <style:text-properties officeooo:rsid="005f1464" officeooo:paragraph-rsid="005f1464"/>
    </style:style>
    <style:style style:name="P44" style:family="paragraph" style:parent-style-name="Standard" style:list-style-name="L1">
      <style:paragraph-properties fo:line-height="150%" fo:text-align="justify" style:justify-single-word="false"/>
      <style:text-properties officeooo:rsid="00748548" officeooo:paragraph-rsid="00748548"/>
    </style:style>
    <style:style style:name="P45" style:family="paragraph" style:parent-style-name="Standard" style:list-style-name="L1">
      <style:paragraph-properties fo:line-height="150%" fo:text-align="justify" style:justify-single-word="false"/>
      <style:text-properties fo:font-weight="bold" officeooo:rsid="0024a98f" officeooo:paragraph-rsid="00748548" style:font-weight-asian="bold" style:font-weight-complex="bold"/>
    </style:style>
    <style:style style:name="P46" style:family="paragraph" style:parent-style-name="Standard">
      <style:paragraph-properties fo:line-height="150%" fo:text-align="justify" style:justify-single-word="false"/>
      <style:text-properties fo:font-weight="bold" officeooo:rsid="00b16cfb" officeooo:paragraph-rsid="00b16cfb" style:font-weight-asian="bold" style:font-weight-complex="bold"/>
    </style:style>
    <style:style style:name="P47" style:family="paragraph" style:parent-style-name="Standard">
      <style:paragraph-properties fo:line-height="150%" fo:text-align="justify" style:justify-single-word="false"/>
      <style:text-properties fo:font-weight="bold" officeooo:rsid="008b5259" officeooo:paragraph-rsid="00b0f552" style:font-weight-asian="bold" style:font-weight-complex="bold"/>
    </style:style>
    <style:style style:name="P48" style:family="paragraph" style:parent-style-name="Standard">
      <style:paragraph-properties fo:line-height="150%" fo:text-align="justify" style:justify-single-word="false"/>
      <style:text-properties fo:font-weight="bold" officeooo:rsid="00941b90" officeooo:paragraph-rsid="0089ae36" style:font-weight-asian="bold" style:font-weight-complex="bold"/>
    </style:style>
    <style:style style:name="P49" style:family="paragraph" style:parent-style-name="Standard" style:list-style-name="L1">
      <style:paragraph-properties fo:line-height="150%" fo:text-align="justify" style:justify-single-word="false"/>
      <style:text-properties officeooo:rsid="0075b834" officeooo:paragraph-rsid="0075b834"/>
    </style:style>
    <style:style style:name="P50" style:family="paragraph" style:parent-style-name="Standard" style:list-style-name="L1">
      <style:paragraph-properties fo:line-height="150%" fo:text-align="justify" style:justify-single-word="false"/>
      <style:text-properties officeooo:rsid="0024a98f" officeooo:paragraph-rsid="0024b6ac"/>
    </style:style>
    <style:style style:name="P51" style:family="paragraph" style:parent-style-name="Standard" style:list-style-name="L2">
      <style:paragraph-properties fo:line-height="150%" fo:text-align="justify" style:justify-single-word="false"/>
      <style:text-properties fo:font-weight="normal" officeooo:rsid="0026c99c" officeooo:paragraph-rsid="0024b6ac" style:font-weight-asian="normal" style:font-weight-complex="normal"/>
    </style:style>
    <style:style style:name="P52" style:family="paragraph" style:parent-style-name="Standard" style:list-style-name="L2">
      <style:paragraph-properties fo:line-height="150%" fo:text-align="justify" style:justify-single-word="false"/>
      <style:text-properties fo:font-weight="normal" officeooo:rsid="002a9d86" officeooo:paragraph-rsid="002a9d86"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980a97" officeooo:paragraph-rsid="00b0f552" style:font-weight-asian="normal" style:font-weight-complex="normal"/>
    </style:style>
    <style:style style:name="P54" style:family="paragraph" style:parent-style-name="Standard" style:list-style-name="L2">
      <style:paragraph-properties fo:line-height="150%" fo:text-align="justify" style:justify-single-word="false"/>
      <style:text-properties officeooo:rsid="0024b6ac" officeooo:paragraph-rsid="0024b6ac"/>
    </style:style>
    <style:style style:name="P55" style:family="paragraph" style:parent-style-name="Standard" style:list-style-name="L2">
      <style:paragraph-properties fo:line-height="150%" fo:text-align="justify" style:justify-single-word="false"/>
      <style:text-properties officeooo:rsid="0026c99c" officeooo:paragraph-rsid="0026c99c"/>
    </style:style>
    <style:style style:name="P56" style:family="paragraph" style:parent-style-name="Standard" style:list-style-name="L2">
      <style:paragraph-properties fo:line-height="150%" fo:text-align="justify" style:justify-single-word="false"/>
      <style:text-properties officeooo:rsid="0026c99c" officeooo:paragraph-rsid="0027b6f4"/>
    </style:style>
    <style:style style:name="P57" style:family="paragraph" style:parent-style-name="Standard">
      <style:paragraph-properties fo:line-height="150%" fo:text-align="justify" style:justify-single-word="false"/>
      <style:text-properties fo:font-size="14pt" fo:font-weight="bold" officeooo:rsid="00328b7e" officeooo:paragraph-rsid="00328b7e" style:font-size-asian="14pt" style:font-weight-asian="bold" style:font-size-complex="14pt" style:font-weight-complex="bold"/>
    </style:style>
    <style:style style:name="P58" style:family="paragraph" style:parent-style-name="Standard">
      <style:paragraph-properties fo:line-height="150%" fo:text-align="justify" style:justify-single-word="false"/>
      <style:text-properties fo:font-size="14pt" fo:font-weight="bold" officeooo:rsid="00c06b0c" officeooo:paragraph-rsid="00c06b0c" style:font-size-asian="14pt" style:font-weight-asian="bold" style:font-size-complex="14pt" style:font-weight-complex="bold"/>
    </style:style>
    <style:style style:name="P59" style:family="paragraph" style:parent-style-name="Standard" style:list-style-name="L3">
      <style:paragraph-properties fo:line-height="150%" fo:text-align="justify" style:justify-single-word="false"/>
      <style:text-properties fo:font-size="12pt" fo:font-weight="normal" officeooo:rsid="00328b7e" officeooo:paragraph-rsid="00328b7e" style:font-size-asian="10.5pt" style:font-weight-asian="normal" style:font-size-complex="12pt" style:font-weight-complex="normal"/>
    </style:style>
    <style:style style:name="P60" style:family="paragraph" style:parent-style-name="Standard">
      <style:paragraph-properties fo:line-height="150%" fo:text-align="justify" style:justify-single-word="false"/>
      <style:text-properties fo:font-size="12pt" fo:font-weight="normal" officeooo:rsid="00c7cbd5" officeooo:paragraph-rsid="00c7cbd5" style:font-size-asian="10.5pt" style:font-weight-asian="normal" style:font-size-complex="12pt" style:font-weight-complex="normal"/>
    </style:style>
    <style:style style:name="P61" style:family="paragraph" style:parent-style-name="Standard" style:list-style-name="L4">
      <style:paragraph-properties fo:line-height="150%" fo:text-align="justify" style:justify-single-word="false"/>
      <style:text-properties officeooo:rsid="00395178" officeooo:paragraph-rsid="00395178"/>
    </style:style>
    <style:style style:name="P62" style:family="paragraph" style:parent-style-name="Standard">
      <style:paragraph-properties fo:line-height="150%" fo:text-align="justify" style:justify-single-word="false"/>
      <style:text-properties officeooo:rsid="0089ae36" officeooo:paragraph-rsid="0089ae36"/>
    </style:style>
    <style:style style:name="P63" style:family="paragraph" style:parent-style-name="Standard">
      <style:paragraph-properties fo:line-height="150%" fo:text-align="justify" style:justify-single-word="false"/>
      <style:text-properties officeooo:rsid="00bcba61" officeooo:paragraph-rsid="00bcba61"/>
    </style:style>
    <style:style style:name="P64" style:family="paragraph" style:parent-style-name="Standard">
      <style:paragraph-properties fo:line-height="150%" fo:text-align="justify" style:justify-single-word="false"/>
      <style:text-properties officeooo:rsid="00c06b0c" officeooo:paragraph-rsid="00c06b0c"/>
    </style:style>
    <style:style style:name="P65" style:family="paragraph" style:parent-style-name="Standard">
      <style:paragraph-properties fo:line-height="150%" fo:text-align="justify" style:justify-single-word="false"/>
      <style:text-properties officeooo:rsid="00c1ef7c" officeooo:paragraph-rsid="00c1ef7c"/>
    </style:style>
    <style:style style:name="T1" style:family="text">
      <style:text-properties officeooo:rsid="001b9ea7"/>
    </style:style>
    <style:style style:name="T2" style:family="text">
      <style:text-properties officeooo:rsid="001d2ad2"/>
    </style:style>
    <style:style style:name="T3" style:family="text">
      <style:text-properties officeooo:rsid="00219638"/>
    </style:style>
    <style:style style:name="T4" style:family="text">
      <style:text-properties officeooo:rsid="0024a98f"/>
    </style:style>
    <style:style style:name="T5" style:family="text">
      <style:text-properties fo:font-weight="normal" style:font-weight-asian="normal" style:font-weight-complex="normal"/>
    </style:style>
    <style:style style:name="T6" style:family="text">
      <style:text-properties fo:font-weight="normal" officeooo:rsid="0024b6ac" style:font-weight-asian="normal" style:font-weight-complex="normal"/>
    </style:style>
    <style:style style:name="T7" style:family="text">
      <style:text-properties fo:font-weight="normal" officeooo:rsid="0026c99c" style:font-weight-asian="normal" style:font-weight-complex="normal"/>
    </style:style>
    <style:style style:name="T8" style:family="text">
      <style:text-properties fo:font-weight="normal" officeooo:rsid="0027b6f4" style:font-weight-asian="normal" style:font-weight-complex="normal"/>
    </style:style>
    <style:style style:name="T9" style:family="text">
      <style:text-properties fo:font-weight="normal" officeooo:rsid="002b1e53" style:font-weight-asian="normal" style:font-weight-complex="normal"/>
    </style:style>
    <style:style style:name="T10" style:family="text">
      <style:text-properties fo:font-weight="normal" officeooo:rsid="00461db2" style:font-weight-asian="normal" style:font-weight-complex="normal"/>
    </style:style>
    <style:style style:name="T11" style:family="text">
      <style:text-properties fo:font-weight="normal" officeooo:rsid="0046c713" style:font-weight-asian="normal" style:font-weight-complex="normal"/>
    </style:style>
    <style:style style:name="T12" style:family="text">
      <style:text-properties fo:font-weight="normal" officeooo:rsid="005bf78b" style:font-weight-asian="normal" style:font-weight-complex="normal"/>
    </style:style>
    <style:style style:name="T13" style:family="text">
      <style:text-properties fo:font-weight="normal" officeooo:rsid="007d0462" style:font-weight-asian="normal" style:font-weight-complex="normal"/>
    </style:style>
    <style:style style:name="T14" style:family="text">
      <style:text-properties fo:font-weight="normal" officeooo:rsid="0087fe2e" style:font-weight-asian="normal" style:font-weight-complex="normal"/>
    </style:style>
    <style:style style:name="T15" style:family="text">
      <style:text-properties fo:font-weight="normal" officeooo:rsid="00910518" style:font-weight-asian="normal" style:font-weight-complex="normal"/>
    </style:style>
    <style:style style:name="T16" style:family="text">
      <style:text-properties fo:font-weight="normal" officeooo:rsid="002063e7" style:font-weight-asian="normal" style:font-weight-complex="normal"/>
    </style:style>
    <style:style style:name="T17" style:family="text">
      <style:text-properties fo:font-weight="normal" officeooo:rsid="00b98af2" style:font-weight-asian="normal" style:font-weight-complex="normal"/>
    </style:style>
    <style:style style:name="T18" style:family="text">
      <style:text-properties fo:font-weight="normal" officeooo:rsid="00c479c8" style:font-weight-asian="normal" style:font-weight-complex="normal"/>
    </style:style>
    <style:style style:name="T19" style:family="text">
      <style:text-properties fo:font-weight="normal" officeooo:rsid="00c54ac3" style:font-weight-asian="normal" style:font-weight-complex="normal"/>
    </style:style>
    <style:style style:name="T20" style:family="text">
      <style:text-properties fo:font-weight="normal" officeooo:rsid="00d01d5c"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26c99c" style:font-weight-asian="bold" style:font-weight-complex="bold"/>
    </style:style>
    <style:style style:name="T23" style:family="text">
      <style:text-properties fo:font-weight="bold" officeooo:rsid="0027b6f4" style:font-weight-asian="bold" style:font-weight-complex="bold"/>
    </style:style>
    <style:style style:name="T24" style:family="text">
      <style:text-properties fo:font-weight="bold" officeooo:rsid="0061424a" style:font-weight-asian="bold" style:font-weight-complex="bold"/>
    </style:style>
    <style:style style:name="T25" style:family="text">
      <style:text-properties fo:font-weight="bold" officeooo:rsid="0087fe2e" style:font-weight-asian="bold" style:font-weight-complex="bold"/>
    </style:style>
    <style:style style:name="T26" style:family="text">
      <style:text-properties fo:font-weight="bold" officeooo:rsid="0089ae36" style:font-weight-asian="bold" style:font-weight-complex="bold"/>
    </style:style>
    <style:style style:name="T27" style:family="text">
      <style:text-properties fo:font-weight="bold" officeooo:rsid="002063e7" style:font-weight-asian="bold" style:font-weight-complex="bold"/>
    </style:style>
    <style:style style:name="T28" style:family="text">
      <style:text-properties fo:font-weight="bold" officeooo:rsid="00980a97" style:font-weight-asian="bold" style:font-weight-complex="bold"/>
    </style:style>
    <style:style style:name="T29" style:family="text">
      <style:text-properties fo:font-weight="bold" officeooo:rsid="00960b19" style:font-weight-asian="bold" style:font-weight-complex="bold"/>
    </style:style>
    <style:style style:name="T30" style:family="text">
      <style:text-properties fo:font-weight="bold" officeooo:rsid="00b4d073" style:font-weight-asian="bold" style:font-weight-complex="bold"/>
    </style:style>
    <style:style style:name="T31" style:family="text">
      <style:text-properties officeooo:rsid="003721bb"/>
    </style:style>
    <style:style style:name="T32" style:family="text">
      <style:text-properties officeooo:rsid="0040a9e8"/>
    </style:style>
    <style:style style:name="T33" style:family="text">
      <style:text-properties officeooo:rsid="0047abda"/>
    </style:style>
    <style:style style:name="T34" style:family="text">
      <style:text-properties officeooo:rsid="00538635"/>
    </style:style>
    <style:style style:name="T35" style:family="text">
      <style:text-properties officeooo:rsid="0058679e"/>
    </style:style>
    <style:style style:name="T36" style:family="text">
      <style:text-properties officeooo:rsid="005a4192"/>
    </style:style>
    <style:style style:name="T37" style:family="text">
      <style:text-properties officeooo:rsid="006a4455"/>
    </style:style>
    <style:style style:name="T38" style:family="text">
      <style:text-properties officeooo:rsid="006f856e"/>
    </style:style>
    <style:style style:name="T39" style:family="text">
      <style:text-properties officeooo:rsid="00748548"/>
    </style:style>
    <style:style style:name="T40" style:family="text">
      <style:text-properties officeooo:rsid="0075b834"/>
    </style:style>
    <style:style style:name="T41" style:family="text">
      <style:text-properties officeooo:rsid="00767729"/>
    </style:style>
    <style:style style:name="T42" style:family="text">
      <style:text-properties officeooo:rsid="00796359"/>
    </style:style>
    <style:style style:name="T43" style:family="text">
      <style:text-properties officeooo:rsid="007e7234"/>
    </style:style>
    <style:style style:name="T44" style:family="text">
      <style:text-properties officeooo:rsid="008b5259"/>
    </style:style>
    <style:style style:name="T45" style:family="text">
      <style:text-properties officeooo:rsid="00980a97"/>
    </style:style>
    <style:style style:name="T46" style:family="text">
      <style:text-properties officeooo:rsid="00b25b67"/>
    </style:style>
    <style:style style:name="T47" style:family="text">
      <style:text-properties officeooo:rsid="00b938b2"/>
    </style:style>
    <style:style style:name="T48" style:family="text">
      <style:text-properties officeooo:rsid="00bac202"/>
    </style:style>
    <style:style style:name="T49" style:family="text">
      <style:text-properties officeooo:rsid="00bebd65"/>
    </style:style>
    <style:style style:name="T50" style:family="text">
      <style:text-properties officeooo:rsid="00c92e80"/>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blem Statement:</text:p>
      <text:p text:style-name="P2"><text:span text:style-name="T44">Running hive on hadoop,</text:span> <text:s text:c="3"/></text:p>
      <text:p text:style-name="P2"><text:s text:c="3"/>when user adds the node <text:span text:style-name="T1">to the cluster,</text:span> name node trasfers the data to the new node to balance the cluster and <text:span text:style-name="T33">to take the new node into the action (</text:span>for the execution of <text:span text:style-name="T33">tasks)</text:span>. </text:p>
      <text:p text:style-name="P1"><text:span text:style-name="T44"><text:s text:c="2"/>w</text:span>hen user <text:span text:style-name="T1">decommision</text:span>s the node from the cluster, name node transfers the data from the <text:span text:style-name="T1">decommision </text:span>node to the other nodes for maintaining the replication factor.</text:p>
      <text:p text:style-name="P1"><text:s/>These operations takes lot of time when dealing with the huge data (in tera bytes) <text:span text:style-name="T44">and these operations have impact on the hive query execution time too..</text:span></text:p>
      <text:p text:style-name="P32"/>
      <text:p text:style-name="P18">Solution:</text:p>
      <text:p text:style-name="P9">Adding the node:</text:p>
      <text:p text:style-name="P3"><text:s/><text:span text:style-name="T2">Before adding the new node, move the data from the existing nodes to the new node and add it to the cluster, it balances the cluster and if any new task comes then new node can take it right away as it has the data (data locality).</text:span></text:p>
      <text:p text:style-name="P9">Decommisioning the node:</text:p>
      <text:p text:style-name="P5"><text:s/>Before decommisioning, move the data from the decommisioning node to the other nodes in the cluster, it maintains the replication factor.</text:p>
      <text:p text:style-name="P5"/>
      <text:p text:style-name="P27"><text:span text:style-name="T34">Note: </text:span>Transferring the data is <text:span text:style-name="T32">the </text:span>manual operation <text:span text:style-name="T49">and these operations should be done before the execution of hive query</text:span></text:p>
      <text:p text:style-name="P6"/>
      <text:p text:style-name="P19">Procedure:</text:p>
      <text:p text:style-name="P7">Maintain the data in multiple volumes. <text:span text:style-name="T3">In hdfs-site.xml add the entries of the data volumes as shown below.</text:span></text:p>
      <text:p text:style-name="P8">&lt;property&gt; </text:p>
      <text:p text:style-name="P8"><text:s text:c="2"/>&lt;name&gt;dfs.data.dir&lt;/name&gt; </text:p>
      <text:p text:style-name="P8"><text:s text:c="2"/>&lt;value&gt;/u<text:span text:style-name="T36">1</text:span>/hadoop/data,/u<text:span text:style-name="T36">2</text:span>/hadoop/data&lt;/value&gt; </text:p>
      <text:p text:style-name="P8">&lt;/property&gt; </text:p>
      <text:p text:style-name="P10">Adding the node:</text:p>
      <text:list xml:id="list2748100163114867354" text:style-name="L1">
        <text:list-item>
          <text:p text:style-name="P40">Remove the volume from the existing nodes and add these volumes to the new node.</text:p>
          <text:p text:style-name="P41">i. <text:s/>Add the removing volume entries to the below property in hdfs-site.xml <text:s text:c="3"/></text:p>
          <text:p text:style-name="P42">&lt;property&gt;</text:p>
          <text:p text:style-name="P42"><text:s text:c="3"/>&lt;name&gt;dfs.remove.dir&lt;/name&gt;</text:p>
          <text:p text:style-name="P42"><text:s text:c="3"/>&lt;value&gt;/<text:span text:style-name="T39">u1/hadoop/data</text:span>&lt;/value&gt;</text:p>
          <text:p text:style-name="P42">&lt;/property&gt;</text:p>
          <text:p text:style-name="P44"><text:soft-page-break/>ii. <text:span text:style-name="T4">Execute the below command to </text:span>update the volumeMap of datanode<text:span text:style-name="T4"> and to report the remaining <text:s/>blocks to the namenode</text:span></text:p>
          <text:list>
            <text:list-header>
              <text:p text:style-name="P45">bin/hadoop datanodeadmin -deleteVolume</text:p>
            </text:list-header>
          </text:list>
          <text:p text:style-name="P41">iii. <text:s/>Un<text:span text:style-name="T48">m</text:span>ount the volume and mount it on new node and change the StorageID in the VERSION file (change the ip address of the storage id to the new node)</text:p>
          <text:p text:style-name="P43"><text:span text:style-name="T42">iv. <text:s/></text:span>Add the <text:span text:style-name="T40">volume entry</text:span> <text:span text:style-name="T40">to below property </text:span>in hdfs-site.xml <text:span text:style-name="T41">in new node</text:span></text:p>
          <text:p text:style-name="P49"><text:s text:c="5"/>&lt;property&gt;</text:p>
          <text:p text:style-name="P49"><text:s text:c="7"/>&lt;name&gt;dfs.data.dir&lt;/name&gt;</text:p>
          <text:p text:style-name="P49"><text:s text:c="8"/>&lt;volume&gt;/u1/hadoop/data&lt;/volume&gt;</text:p>
          <text:p text:style-name="P49"><text:s text:c="4"/>&lt;/property&gt;</text:p>
        </text:list-item>
        <text:list-item>
          <text:p text:style-name="P50"><text:span text:style-name="T6">Add the new node to the cluster </text:span><text:span text:style-name="T11">(see Appendix)</text:span></text:p>
        </text:list-item>
      </text:list>
      <text:p text:style-name="P11">Removing the node:</text:p>
      <text:list xml:id="list9147163250644181063" text:style-name="L2">
        <text:list-item>
          <text:p text:style-name="P51"><text:span text:style-name="T43">Remove</text:span> the volumes from the <text:span text:style-name="T43">decommiosion</text:span> node </text:p>
          <text:p text:style-name="P54"><text:span text:style-name="T7"><text:s text:c="3"/></text:span><text:span text:style-name="T22">bin/hadoop datanodeadmin -</text:span><text:span text:style-name="T24">deletevolume</text:span><text:span text:style-name="T7"> </text:span></text:p>
        </text:list-item>
        <text:list-item>
          <text:p text:style-name="P55"><text:span text:style-name="T5">Start decommisioning of the node </text:span><text:span text:style-name="T10">(see Appendix)</text:span></text:p>
        </text:list-item>
        <text:list-item>
          <text:p text:style-name="P56"><text:span text:style-name="T5">Mount the volumes on the existing datanode</text:span><text:span text:style-name="T8">s</text:span><text:span text:style-name="T5"> one by one.</text:span></text:p>
          <text:p text:style-name="P52">For every volume,</text:p>
        </text:list-item>
      </text:list>
      <text:p text:style-name="P15"><text:span text:style-name="T8"><text:s text:c="11"/>i. Mount the volume on data node</text:span><text:span text:style-name="T12"> </text:span><text:span text:style-name="T13">and </text:span><text:span text:style-name="T12">change the StorageID in the VERSION file (change the ip address of the storage id to the new node)</text:span></text:p>
      <text:p text:style-name="P14"><text:span text:style-name="T8"><text:s text:c="11"/>ii. </text:span><text:span text:style-name="T9">A</text:span><text:span text:style-name="T8">dd the entry in hdfs-site.xml at the end of the existing volume entries (because data node picks the last entry as the new entry)</text:span></text:p>
      <text:p text:style-name="P28"><text:s text:c="9"/>iii. And run the below command</text:p>
      <text:p text:style-name="P14"><text:s text:c="13"/><text:span text:style-name="T23">bin/hadoop datanodeadmin -addVolume</text:span></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Statistics:</text:p>
      <text:p text:style-name="P34">Hadoop Version: 1.4.0</text:p>
      <text:p text:style-name="P34">Hive version: 0.10.0</text:p>
      <text:p text:style-name="P37">Cluster: <text:span text:style-name="T21">4 node cluster</text:span></text:p>
      <text:p text:style-name="P38">Data: <text:span text:style-name="T21">22 GB</text:span></text:p>
      <text:p text:style-name="P46">Adding node:</text:p>
      <text:p text:style-name="P13">New procedure</text:p>
      <text:p text:style-name="P34">Time taken to <text:span text:style-name="T37">unmount the volume(6.0GB) and mount on new node(node5) : 11.48 mins (scp transfer)</text:span></text:p>
      <text:p text:style-name="P34">Time to <text:span text:style-name="T37">update the datanode about the deleted volume and report to namenode: <text:s/>3.042 sec</text:span></text:p>
      <text:p text:style-name="P35">Time to bring up the new node: <text:s/><text:span text:style-name="T38">5sec</text:span></text:p>
      <text:p text:style-name="P35">Time to update the Namenode about the new node data: <text:s/>300msec</text:p>
      <text:p text:style-name="P36">So in a few minutes user can able to add the new node with the data.</text:p>
      <text:p text:style-name="P13"><text:span text:style-name="T47">Existing</text:span> procedure:</text:p>
      <text:p text:style-name="P30">Time to bring up the new node: <text:s/><text:span text:style-name="T38">5sec</text:span></text:p>
      <text:p text:style-name="P31">Time to update the Namenode about the new node data: <text:s/>300msec</text:p>
      <text:p text:style-name="P47">Decommisoning of node:</text:p>
      <text:p text:style-name="P29">With 6 gb data <text:span text:style-name="T46">(existing procedure)</text:span> : <text:s/><text:span text:style-name="T30">6</text:span><text:span text:style-name="T29">0 mins</text:span></text:p>
      <text:p text:style-name="P53">With the new procedure (6gb data), </text:p>
      <text:p text:style-name="P29"><text:span text:style-name="T45">scp transfer (11.48mins) + namenode updation(300msec): </text:span><text:span text:style-name="T28">less than 12 mins </text:span></text:p>
      <text:p text:style-name="P16"/>
      <text:p text:style-name="P48">Time taken for Hive query,</text:p>
      <text:p text:style-name="P16"><text:span text:style-name="T14"><text:s/>on 4 node cluster: </text:span><text:span text:style-name="T25">16mins, 25sec</text:span></text:p>
      <text:p text:style-name="P16"><text:span text:style-name="T14">after adding new node without copying the data </text:span><text:span text:style-name="T15">(</text:span><text:span text:style-name="T17">i.e.</text:span><text:span text:style-name="T15"> new node has no data)</text:span><text:span text:style-name="T14">: </text:span><text:span text:style-name="T26">13mins, 38sec</text:span><text:span text:style-name="T21"> </text:span><text:span text:style-name="T27"><text:s/></text:span><text:span text:style-name="T16">(5 node cluster)</text:span></text:p>
      <text:p text:style-name="P62">after adding new node after copying the data from the other nodes to new node: <text:span text:style-name="T21">9mins, 41sec </text:span><text:span text:style-name="T5">(5 node cluster)</text:span></text:p>
      <text:p text:style-name="P63"><text:span text:style-name="T5"/></text:p>
      <text:p text:style-name="P58">Conclusion:</text:p>
      <text:p text:style-name="P65"><text:span text:style-name="T5">If we observe the results, new procedure has taken less time because of the data locality when compared to the existing procedure. </text:span><text:span text:style-name="T19">W</text:span><text:span text:style-name="T18">e can </text:span><text:span text:style-name="T19">add the nodes to the cluster when we execute the big hive queries a</text:span><text:span text:style-name="T18">nd we can remove the nodes when we dont require, </text:span><text:span text:style-name="T19">in small amount of time</text:span><text:span text:style-name="T18">.</text:span></text:p>
      <text:p text:style-name="P64"><text:span text:style-name="T5"><text:s/></text:span></text:p>
      <text:p text:style-name="P64"><text:span text:style-name="T5"/></text:p>
      <text:p text:style-name="P21"><text:soft-page-break/>Future Work</text:p>
      <text:p text:style-name="P60">We did these operations, adding/removing node, <text:s/>before the hive query execution. We would like to do these operation while executing the query to minimize the time for executing the big queries on big data.</text:p>
      <text:p text:style-name="P23"><text:s text:c="11"/></text:p>
      <text:p text:style-name="P39"/>
      <text:p text:style-name="P39"/>
      <text:p text:style-name="P39"/>
      <text:p text:style-name="P57">Appendix:</text:p>
      <text:p text:style-name="P24">Data Locality</text:p>
      <text:p text:style-name="P22"><text:s/>For higher performance, MapReduce tries to assign workloads to these servers where the data to be processed is stored. This is known as data locality.</text:p>
      <text:p text:style-name="P25">Scaling the cluste<text:span text:style-name="T35">r </text:span></text:p>
      <text:p text:style-name="P26">Adding a node to the hadoop cluster: </text:p>
      <text:list xml:id="list9210287911514273266" text:style-name="L3">
        <text:list-item>
          <text:p text:style-name="P59"><text:span text:style-name="T31">S</text:span>et proper DNS mapping in “/etc/hosts” for assigned IP address in network. </text:p>
        </text:list-item>
        <text:list-item>
          <text:p text:style-name="P59">In the new node, add namenode(master) IP address to “/etc/hosts” </text:p>
        </text:list-item>
        <text:list-item>
          <text:p text:style-name="P59">Install SSH and copy the SSH keys to the node from master nodes in the cluster </text:p>
          <text:p text:style-name="P59"><text:tab/>you just have to add the master’s public SSH key (which should be in $HOME/.ssh/id_rsa.pub) to the authorized_keys file of slave </text:p>
          <text:p text:style-name="P59"><text:s text:c="3"/>command: ssh-copy-id -i $HOME/.ssh/id_rsa.pub hduser@slave </text:p>
        </text:list-item>
        <text:list-item>
          <text:p text:style-name="P59">Copy Hadoop install files to the adding nodes and make proper configuration by synchronizing “core-site.xml”, “mapred-site.xml”, “hdfs-site.xml” from other nodes in cluster only </text:p>
        </text:list-item>
        <text:list-item>
          <text:p text:style-name="P59">Add the IP address of new node to “/etc/hosts” in the namenode(master) and other slave nodes </text:p>
        </text:list-item>
        <text:list-item>
          <text:p text:style-name="P59">Append the IP address of new node to “conf/slaves” in the master </text:p>
        </text:list-item>
        <text:list-item>
          <text:p text:style-name="P59">Start Hadoop thread in new node manually, </text:p>
          <text:p text:style-name="P59"><text:s text:c="2"/>bin/hadoop-daemon.sh start datanode </text:p>
          <text:p text:style-name="P59"><text:s text:c="2"/>bin/hadoop-daemon.sh start tasktracker </text:p>
        </text:list-item>
        <text:list-item>
          <text:p text:style-name="P59"><text:s/>Refresh the nodes on namenode(master) </text:p>
          <text:p text:style-name="P59"><text:s text:c="2"/>bin/hadoop dfsadmin -refreshNodes </text:p>
        </text:list-item>
      </text:list>
      <text:p text:style-name="P4"><text:s text:c="2"/></text:p>
      <text:p text:style-name="P12">Removing a node from the hadoop cluster: </text:p>
      <text:list xml:id="list4362523320229195923" text:style-name="L4">
        <text:list-item>
          <text:p text:style-name="P61">Add list of datanode(s) that needs to decommission to exclude file (assume this file is located under hadoop/conf directory) on namenode . </text:p>
        </text:list-item>
        <text:list-item>
          <text:p text:style-name="P61"><text:soft-page-break/>Modify the namenode hdfs-site.xml config file to set the property for dfs.hosts.exclude (see below). ignore this step if you have already have this property set. </text:p>
          <text:p text:style-name="P61">&lt;property&gt; </text:p>
          <text:p text:style-name="P61"><text:s text:c="3"/>&lt;name&gt;dfs.hosts.exclude&lt;/name&gt; </text:p>
          <text:p text:style-name="P61"><text:s text:c="3"/>&lt;value&gt;/usr/lib/hadoop/conf/exclude&lt;/value&gt; </text:p>
          <text:p text:style-name="P61"><text:s text:c="3"/>&lt;description&gt; List of nodes to decommission &lt;/description&gt; </text:p>
          <text:p text:style-name="P61">&lt;/property&gt; </text:p>
        </text:list-item>
        <text:list-item>
          <text:p text:style-name="P61">Modify the namenode “mapred-site.xml” config file to set the property for mapred.hosts.exclude (see below), ignore this step if you have already have this property set. </text:p>
          <text:p text:style-name="P61">&lt;property&gt; </text:p>
          <text:p text:style-name="P61"><text:s text:c="3"/>&lt;name&gt;mapred.hosts.exclude&lt;/name&gt; </text:p>
          <text:p text:style-name="P61"><text:s text:c="3"/>&lt;value&gt;/usr/lib/hadoop/conf/exclude&lt;/value&gt; </text:p>
          <text:p text:style-name="P61"><text:s text:c="3"/>&lt;description&gt; List of nodes to decommission &lt;/description&gt; </text:p>
          <text:p text:style-name="P61">&lt;/property&gt; </text:p>
        </text:list-item>
        <text:list-item>
          <text:p text:style-name="P61">Now update the namenode(master only) using following command. </text:p>
          <text:p text:style-name="P61"><text:s text:c="3"/>hadoop dfsadmin –refreshNodes </text:p>
        </text:list-item>
      </text:list>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4T19:11:31.917696489</meta:creation-date>
    <dc:date>2014-07-08T12:04:26.232978416</dc:date>
    <meta:editing-duration>P1DT10H22M48S</meta:editing-duration>
    <meta:editing-cycles>185</meta:editing-cycles>
    <meta:generator>LibreOffice/4.2.4.2$Linux_X86_64 LibreOffice_project/420m0$Build-2</meta:generator>
    <meta:document-statistic meta:table-count="0" meta:image-count="0" meta:object-count="0" meta:page-count="5" meta:paragraph-count="107" meta:word-count="994" meta:character-count="6385" meta:non-whitespace-character-count="5315"/>
  </office:meta>
</office:document-meta>
</file>